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DC300002E41220698D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BoldMT" svg:font-family="Arial-BoldMT"/>
    <style:font-face style:name="OpenSymbol" svg:font-family="OpenSymbol"/>
    <style:font-face style:name="gg sans" svg:font-family="'gg sans', 'Noto Sans', 'Helvetica Neue', Helvetica, Arial, sans-serif"/>
    <style:font-face style:name="Arial2" svg:font-family="Arial"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2" style:family="paragraph" style:parent-style-name="Standard">
      <style:paragraph-properties fo:text-align="center"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style:text-autospace="none"/>
      <style:text-properties style:font-name="ArialMT" fo:font-size="12pt" style:font-name-asian="ArialMT" style:font-size-asian="12pt" style:font-name-complex="ArialMT" style:font-size-complex="12pt"/>
    </style:style>
    <style:style style:name="P4" style:family="paragraph" style:parent-style-name="Standard">
      <style:paragraph-properties fo:text-align="center" style:justify-single-word="false" style:text-autospace="none"/>
      <style:text-properties style:font-name="Arial-BoldMT" fo:font-size="14pt" fo:font-weight="bold" style:font-name-asian="Arial-BoldMT" style:font-size-asian="14pt" style:font-weight-asian="bold" style:font-name-complex="Arial-BoldMT" style:font-size-complex="14pt" style:font-weight-complex="bold"/>
    </style:style>
    <style:style style:name="P5" style:family="paragraph" style:parent-style-name="Standard">
      <style:paragraph-properties fo:text-align="start" style:justify-single-word="false" style:text-autospace="none"/>
      <style:text-properties style:font-name="Arial-BoldMT" fo:font-size="12pt" fo:font-weight="bold" style:font-name-asian="Arial-BoldMT" style:font-size-asian="12pt" style:font-weight-asian="bold" style:font-name-complex="Arial-BoldMT" style:font-size-complex="12pt" style:font-weight-complex="bold"/>
    </style:style>
    <style:style style:name="P6" style:family="paragraph" style:parent-style-name="Standard">
      <style:paragraph-properties style:text-autospace="none"/>
      <style:text-properties style:font-name="Arial-BoldMT" fo:font-size="12pt" fo:font-weight="bold" style:font-name-asian="Arial-BoldMT" style:font-size-asian="12pt" style:font-weight-asian="bold" style:font-name-complex="Arial-BoldMT" style:font-size-complex="12pt" style:font-weight-complex="bold"/>
    </style:style>
    <style:style style:name="P7" style:family="paragraph" style:parent-style-name="Standard">
      <style:paragraph-properties fo:text-align="center" style:justify-single-word="false" style:text-autospace="none"/>
      <style:text-properties fo:font-variant="normal" fo:text-transform="none" style:font-name="gg sans" fo:font-size="12pt" fo:letter-spacing="normal" fo:font-style="normal" fo:font-weight="normal" style:font-name-asian="ArialMT" style:font-size-asian="12pt" style:font-name-complex="ArialMT" style:font-size-complex="12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text-properties style:font-name="ArialMT" fo:font-size="12pt" style:font-name-asian="ArialMT" style:font-size-asian="12pt" style:font-name-complex="ArialMT" style:font-size-complex="12pt"/>
    </style:style>
    <style:style style:name="P10" style:family="paragraph" style:parent-style-name="Heading_20_1">
      <style:text-properties style:font-name="ArialMT" fo:font-size="12pt" style:font-name-asian="ArialMT" style:font-size-asian="12pt" style:font-name-complex="ArialMT" style:font-size-complex="12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Heinrich-Heine-Universität Düsseldorf</text:p>
      <text:p text:style-name="P2">Dr. Konrad Völkel</text:p>
      <text:p text:style-name="P4"/>
      <text:p text:style-name="P4"/>
      <text:p text:style-name="P4"/>
      <text:p text:style-name="P4">Bachelorarbeit</text:p>
      <text:p text:style-name="P2"/>
      <text:p text:style-name="P7">Regressionsmodelle für Eingliederungshilfeleistungen</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Verfasserin:</text:p>
      <text:p text:style-name="P1">Ina Backes-Schulz</text:p>
      <text:p text:style-name="P1">Stürzelberger Str. 52</text:p>
      <text:p text:style-name="P1">inbac101@hhu.de</text:p>
      <text:p text:style-name="P1">Matrikelnummer: 3093098</text:p>
      <text:p text:style-name="P1">Informatik B.Sc.</text:p>
      <text:p text:style-name="P1"/>
      <text:p text:style-name="P1"/>
      <text:p text:style-name="P1"/>
      <text:p text:style-name="P1"/>
      <text:p text:style-name="P1"/>
      <text:p text:style-name="P6">Abgabedatum:</text:p>
      <text:p text:style-name="P6"/>
      <text:p text:style-name="P6"/>
      <text:p text:style-name="P6"/>
      <text:p text:style-name="P6"/>
      <text:p text:style-name="P6"/>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8">1.Abstract<text:tab/>2</text:p>
          <text:p text:style-name="P8">2.Einleitung<text:tab/>2</text:p>
          <text:p text:style-name="P8">3.Theoretischer Hintergrund<text:tab/>2</text:p>
          <text:p text:style-name="P8">4.Datenbasis und Methodik<text:tab/>2</text:p>
          <text:p text:style-name="P8">5.Explorative Datenanalysis<text:tab/>2</text:p>
          <text:p text:style-name="P8">6.Regressionsanalyse<text:tab/>2</text:p>
          <text:p text:style-name="P8">7.Diskussion der Ergebnisse<text:tab/>2</text:p>
          <text:p text:style-name="P8">8.Zusammenfassung<text:tab/>2</text:p>
          <text:p text:style-name="P8">9.Literaturverzeichnis<text:tab/>2</text:p>
          <text:p text:style-name="P8">10.Eigenständigkeitserklärung und Übersicht verwendeter Hilfsmittel<text:tab/>2</text:p>
        </text:index-body>
      </text:table-of-content>
      <text:p text:style-name="P3"/>
      <text:h text:style-name="Heading_20_1" text:outline-level="1">Abstract</text:h>
      <text:p text:style-name="Text_20_body"/>
      <text:p text:style-name="Text_20_body"/>
      <text:p text:style-name="Text_20_body"/>
      <text:h text:style-name="Heading_20_1" text:outline-level="1">Einleitung</text:h>
      <text:p text:style-name="Text_20_body">1,5 seiten</text:p>
      <text:p text:style-name="Text_20_body">Motivation und Problemstellung</text:p>
      <text:p text:style-name="Text_20_body">Zielsetzung und Forschungsfragen</text:p>
      <text:h text:style-name="Heading_20_1" text:outline-level="1">Theoretischer Hintergrund</text:h>
      <text:h text:style-name="Heading_20_2" text:outline-level="2">Eingliederungshilfe nach §35a SGB VIII – rechtlicher Rahmen</text:h>
      <text:h text:style-name="Heading_20_2" text:outline-level="2">Zuständigkeiten in NRW</text:h>
      <text:h text:style-name="Heading_20_2" text:outline-level="2">Relevante Einflussfaktoren – bisheriger Stand der Forschung</text:h>
      <text:list xml:id="list57367406544198389" text:style-name="L1">
        <text:list-item>
          <text:p text:style-name="P11"><text:span text:style-name="Strong_20_Emphasis">Sehr hohe regionale Streuung</text:span><text:line-break/>Die Inanspruchnahme von Eingliederungshilfen nach § 35a SGB VIII variiert auf kommunaler Ebene extrem stark. Selbst nach Bereinigung von Ausreißern bleibt eine Spannweite mit einem Faktor von rund 9 bestehen. Die regionalen Unterschiede sind deutlich ausgeprägter als bei den Hilfen zur Erziehung.</text:p>
        </text:list-item>
        <text:list-item>
          <text:p text:style-name="P11"><text:span text:style-name="Strong_20_Emphasis">Dynamischer Ausbau seit 2010</text:span><text:line-break/>Seit 2010 ist in fast allen Jugendamtsbezirken ein deutlicher Anstieg der 35a-Hilfen zu beobachten. Aus einer stark rechtsschiefen Verteilung entwickelte sich bis 2020 ein breites „Mittelfeld“. 35a-Hilfen sind inzwischen flächendeckend ein etablierter Bestandteil der Kinder- und Jugendhilfe, allerdings mit weiterhin stark variierender quantitativer Bedeutung.</text:p>
        </text:list-item>
        <text:list-item>
          <text:p text:style-name="P11"><text:span text:style-name="Strong_20_Emphasis">Regionale Muster: Rheinland vs. Westfalen-Lippe</text:span><text:line-break/>Im Rheinland liegen die Inanspruchnahmequoten systematisch höher als in Westfalen-Lippe. Ob diese Unterschiede primär auf unterschiedliche kommunale Strukturen oder auf weitere <text:soft-page-break/>institutionelle bzw. fachliche Faktoren zurückzuführen sind, bleibt offen und wird explizit als Analysebedarf benannt.</text:p>
        </text:list-item>
        <text:list-item>
          <text:p text:style-name="P11"><text:span text:style-name="Strong_20_Emphasis">Strukturtyp wichtiger als soziale Belastung</text:span><text:line-break/>Anders als bei den Hilfen zur Erziehung zeigt sich kein Zusammenhang zwischen 35a-Quote und Belastungsklassen. Deutlich sind jedoch Unterschiede nach Strukturtyp:<text:line-break/>kreisfreie Städte &gt; große kreisangehörige Städte &gt; Landkreise.</text:p>
        </text:list-item>
        <text:list-item>
          <text:p text:style-name="P11"><text:span text:style-name="Strong_20_Emphasis">Schwacher Zusammenhang zu Hilfen zur Erziehung</text:span><text:line-break/>Zwischen der Inanspruchnahme von 35a-Hilfen und ambulanten Hilfen zur Erziehung besteht ein schwach positiver Zusammenhang. </text:p>
        </text:list-item>
        <text:list-item>
          <text:p text:style-name="P11"><text:span text:style-name="Strong_20_Emphasis">Keine kommunale Korrelation zu SGB IX</text:span><text:line-break/>Das Verhältnis von Eingliederungshilfen nach SGB VIII (§ 35a) und SGB IX variiert stark zwischen Kommunen. Statistisch zeigt sich jedoch kein Zusammenhang der Inanspruchnahmequoten auf kommunaler Ebene.</text:p>
        </text:list-item>
        <text:list-item>
          <text:p text:style-name="P11"><text:span text:style-name="Strong_20_Emphasis">Soziale Selektivität auf Individualebene</text:span><text:line-break/>Auf Individualdatenebene sind bestimmte Lebenslagen überrepräsentiert:</text:p>
          <text:list>
            <text:list-item>
              <text:p text:style-name="P11">Alleinerziehendenhaushalte (stark überrepräsentiert)</text:p>
            </text:list-item>
            <text:list-item>
              <text:p text:style-name="P11">Transferleistungsbezug (überrepräsentiert)</text:p>
            </text:list-item>
            <text:list-item>
              <text:p text:style-name="P11">Hinweise auf einen Mittelschichtsbias bei ambulanten 35a-Hilfen</text:p>
            </text:list-item>
            <text:list-item>
              <text:p text:style-name="P11">Geringere Anteile von Familien mit nichtdeutscher Familiensprache im Vergleich zu Hilfen zur Erziehung</text:p>
            </text:list-item>
          </text:list>
          <text:p text:style-name="P11">Wichtig: Diese Befunde stammen aus Individualstatistiken und lassen sich nicht automatisch auf die kommunale Ebene übertragen.</text:p>
          <text:p text:style-name="P11"><text:span text:style-name="Strong_20_Emphasis"/></text:p>
        </text:list-item>
      </text:list>
      <text:h text:style-name="Heading_20_1" text:outline-level="1">Datenbasis und Aufbereitung</text:h>
      <text:p text:style-name="Text_20_body"><text:span text:style-name="Emphasis">Strukturelle Merkmale</text:span></text:p>
      <text:list xml:id="list5270568155715241437" text:style-name="L2">
        <text:list-item>
          <text:p text:style-name="P12">Strukturtyp (kreisfreie Stadt, großer Kreis, Kreis)</text:p>
        </text:list-item>
        <text:list-item>
          <text:p text:style-name="P12">Bevölkerungsdichte (Die Bevölkerung(sdichte) ist eine Fortschreibung aus dem Jahr 2022)</text:p>
        </text:list-item>
        <text:list-item>
          <text:p text:style-name="P12">Kinder- und Jugendpsychiater*innen- und Kinderärzt*innendichte als Proxy für med. Infrastruktur (auch als Proxy für Wahrnehmung psychischer Erkrankungen) </text:p>
        </text:list-item>
        <text:list-item>
          <text:p text:style-name="P12">Regionale Zugehörigkeit bzw Landesjugendamt (Rheinland vs. Westfalen-Lippe)</text:p>
          <text:p text:style-name="P12"/>
        </text:list-item>
      </text:list>
      <text:p text:style-name="Text_20_body"><text:span text:style-name="Emphasis">Demografische und sozioökonomische Variablen</text:span></text:p>
      <text:list xml:id="list4477905004588416891" text:style-name="L3">
        <text:list-item>
          <text:p text:style-name="P13">SGB II Quote</text:p>
        </text:list-item>
        <text:list-item>
          <text:p text:style-name="P13">Bildungsniveau <text:s/>(Achtung! Schulabschlüsse werden für sozialversicherungspflichtige dargestellt (einzig verfügbare aktuelle quelle). Somit sind alle nicht-erwerbstätigen hier nicht abgebildet)</text:p>
        </text:list-item>
      </text:list>
      <text:p text:style-name="Text_20_body"/>
      <text:p text:style-name="Text_20_body">Optional:</text:p>
      <text:list xml:id="list3869862653014603076" text:style-name="L4">
        <text:list-item>
          <text:p text:style-name="P14">Verhältnis ambulante Hilfen zur Erziehung vs. § 35a-Hilfen (~0,3 Korrelation laut Quelle)</text:p>
        </text:list-item>
        <text:list-item>
          <text:p text:style-name="P14"><text:soft-page-break/>Poolschulen oder andere besondere Projekte (nur für einzelne Städte auswertbar)</text:p>
        </text:list-item>
        <text:list-item>
          <text:p text:style-name="P14">Wahlverhalten (als weiterer Proxy für Wahrnehmung psychischer Erkrankungen)</text:p>
        </text:list-item>
        <text:list-item>
          <text:p text:style-name="P14">Leistungserbringer/Angebote (Träger, Therapieplätze) pro Kreis</text:p>
          <text:p text:style-name="P14"/>
        </text:list-item>
      </text:list>
      <text:p text:style-name="Text_20_body">Nicht verfügbar oder bewusst nicht betrachtet: </text:p>
      <text:list xml:id="list2721200623318693794" text:style-name="L5">
        <text:list-item>
          <text:p text:style-name="P15">Einkommen (nur bis 2022), kjps auf kreisebene, familienform nur bis 2019 oder nur auf landesebene</text:p>
        </text:list-item>
        <text:list-item>
          <text:p text:style-name="P15">Familienform (nur bis 2019 oder Landesebene)</text:p>
        </text:list-item>
        <text:list-item>
          <text:p text:style-name="P15">Zusammenhang SGB IX (keine Korrelation laut Quelle)</text:p>
        </text:list-item>
        <text:list-item>
          <text:p text:style-name="P15">Förderschulanteil/Schulform (Schulen des gemeinsamen Lernens würden nicht abgebildet, verzerrt das Ergebnis)</text:p>
        </text:list-item>
        <text:list-item>
          <text:p text:style-name="P15">Belastung des JA (kein Zusammenhang laut Quelle)</text:p>
        </text:list-item>
      </text:list>
      <text:p text:style-name="Text_20_body"/>
      <text:p text:style-name="Text_20_body">Durch bisherige Erkenntnisse ergänzt:</text:p>
      <text:p text:style-name="Text_20_body"/>
      <text:list xml:id="list41837951" text:continue-numbering="true" text:style-name="L5">
        <text:list-header>
          <text:p text:style-name="P15"/>
        </text:list-header>
      </text:list>
      <text:h text:style-name="Heading_20_2" text:outline-level="2">Preprocessing</text:h>
      <text:p text:style-name="Text_20_body"/>
      <text:p text:style-name="Text_20_body">35 Hilfen: Da alle Gemeinden in NRW dargestellt wurden, wurde entsprechend gefiltert. Da in den Quellen von einem Ranking nach kreisfreien Städten, Kreisen mit großen Kommunen und weiteren Kreisen gesprochen wurde, wurden die Kreise, die über solch große Kommunen verfügen, gekennzeichnet. Anschließend wurde nach Kreisen, kreisfreien Städten und Städteregionen gefiltert.</text:p>
      <text:p text:style-name="Text_20_body">Es wurden Spalten ergänzt, um die ursprünglichen Typen „Kreis“ und „kreisfreie Stadt“ darzustellen, sowie eine Dreiteilung „kreisfreie Stadt“, „kleiner Kreis“ und „großer Kreis“<text:note text:id="ftn0" text:note-class="footnote"><text:note-citation>1</text:note-citation><text:note-body><text:p text:style-name="Footnote">Zur besseren Lesbarkeit wurde in große und kleine Kreise sortiert. Gemeint sind Kreise, in denen sich ein oder mehrere, laut NRW Verordnung große Kommunen befinden.</text:p></text:note-body></text:note></text:p>
      <text:p text:style-name="Text_20_body">Da die Power mit n=8 bei den „kleinen Kreisen“ gering ist, wurde die ursprüngliche Aufteilung ebenfalls behalten</text:p>
      <text:p text:style-name="Text_20_body"/>
      <text:p text:style-name="Text_20_body">Aachen war bis 2009 in kreisfreie Stadt und Kreis aufgeteilt. Da es als einzige Städteregion keine Aussagekraft im Typenvergleich hat, wurde untersucht, zu welchem Typ sich Aachen hinsichtlich seiner Bevölkerungsdichte zuordnen lässt.</text:p>
      <text:p text:style-name="Text_20_body"/>
      <text:p text:style-name="Text_20_body"/>
      <text:p text:style-name="Text_20_body"><draw:frame draw:style-name="fr1" draw:name="Grafik1" text:anchor-type="paragraph" svg:x="0.376cm" svg:y="0.37cm" svg:width="10.007cm" svg:height="8.539cm" draw:z-index="0"><draw:image xlink:href="Pictures/2000000700003DC300002E41220698DF.svm" xlink:type="simple" xlink:show="embed" xlink:actuate="onLoad"/></draw:frame><text:soft-page-break/></text:p>
      <text:p text:style-name="Text_20_body">Da die Distanz der Bevölkerungdichte Aachens zum Median der anderen Regionstypen mit 412 zu „Großen Kreisen“ am geringsten war, wurde Aachen entsprechend diesem Typ zugewiesen (Dist zu krfr Stäste 1308).</text:p>
      <text:p text:style-name="Text_20_body"/>
      <text:p text:style-name="Text_20_body">Da die Stadt Essen 2024 aufgrund einer Softwareumstellung keine Werte zu den 35a-Hilfen liefern konnte, wurden diese mithilfe des Durchschnitts nahegelegener Ruhrgebietsstädte imputiert. </text:p>
      <text:p text:style-name="Text_20_body">Zunächst wurde versucht, eine bessere Annäherung zu finden. Hierzu wurde die Bevölkerungsdichte, der Kinderanteil und die Zahl der Kinder von 6 bis 20 der Ruhrgebietsstädte analysiert, um herauszufinden, zu welchen dieser Städte die die geringste Distanz hinsichtlich der genannten Variablen hat. Da dies jedoch bereits stark vorweggreifen würde, dass die Zahl der Hilfen direkt mit Bevölkerungsdichte und Kinderanteil korreliert, wurde diese Idee wieder verworfen.</text:p>
      <text:p text:style-name="Text_20_body"/>
      <text:p text:style-name="Text_20_body"/>
      <text:h text:style-name="Heading_20_1" text:outline-level="1">Explorative Datenanalyse deskriptive Statistik</text:h>
      <text:p text:style-name="Text_20_body">Deskriptive Statistik (Mittelwerte, Varianzen, Trends, Ranges, Entwicklung der Fallzahlen)</text:p>
      <text:p text:style-name="Text_20_body">Räumliche Analyse</text:p>
      <text:p text:style-name="Text_20_body">Korrelation und Zusammenhänge</text:p>
      <text:p text:style-name="Text_20_body">6 seiten</text:p>
      <text:h text:style-name="Heading_20_1" text:outline-level="1">Inferentielle Statistik</text:h>
      <text:p text:style-name="Text_20_body">Beschreibung der Modellform und formale Darstellung</text:p>
      <text:p text:style-name="Text_20_body">Ergebnisse der Modellierung (Regressionskoeffizient und Signifikanz, Interpretation)</text:p>
      <text:p text:style-name="Text_20_body">Modellbewertung und Validierung (Gütemaße, Modellannahmen, Verzerrung durch Aggregation oder fehlende Variablen)</text:p>
      <text:p text:style-name="Text_20_body">6 seiten</text:p>
      <text:h text:style-name="Heading_20_1" text:outline-level="1"><text:soft-page-break/>Diskussion der Ergebnisse</text:h>
      <text:p text:style-name="Text_20_body">Interpretation der Befunde</text:p>
      <text:p text:style-name="Text_20_body">Limitationen der Untersuchung</text:p>
      <text:p text:style-name="Text_20_body"/>
      <text:p text:style-name="Text_20_body">4 seiten</text:p>
      <text:h text:style-name="Heading_20_1" text:outline-level="1">Bewertung der Vorteile durch Automatisierung</text:h>
      <text:p text:style-name="Text_20_body">Domänenspezifisch: 35a verhält sich anders als andere Formen der Jugendhilfe, grundsätzlich ähneln sich die Variablen jedoch. Besonders der überörtliche Träger (der eigentlich nur Leistungsträger für Kinder unter 6 ist), ist ein domänenspezifischer Sonderfall sowie der Hinweis auf Mittelstands-Bias</text:p>
      <text:p text:style-name="Text_20_body"/>
      <text:p text:style-name="Text_20_body">NRW-Spezifisch: Auch hier ist der überörtliche Träger ein Sonderfall, da es Landesjugendämter in anderen Bundesländern nicht gibt. Die Imputation des Werts der Stadt „Essen“ erfordert geringes Wissen, ließe sich sicher auch durch logisches Denken sinnvoll imputieren</text:p>
      <text:p text:style-name="Text_20_body"/>
      <text:h text:style-name="Heading_20_1" text:outline-level="1">Zusammenfassung</text:h>
      <text:p text:style-name="Text_20_body">2 seiten</text:p>
      <text:h text:style-name="Heading_20_1" text:outline-level="1">Literaturverzeichnis</text:h>
      <text:p text:style-name="Text_20_body">Datenquellen:</text:p>
      <text:p text:style-name="Text_20_body"><text:a xlink:type="simple" xlink:href="https://recht.nrw.de/lmi/owa/br_bes_text?anw_nr=2&amp;bes_id=4077&amp;aufgehoben=N" text:style-name="Internet_20_link" text:visited-style-name="Visited_20_Internet_20_Link">SGV Inhalt : Verordnung zur Bestimmung der Großen kreisangehörigen Städte und der Mittleren kreisangehörigen Städte nach § 4 der Gemeindeordnung für das Land Nordrhein-Westfalen | RECHT.NRW.DE</text:a> </text:p>
      <text:h text:style-name="P10" text:outline-level="1">Eigenständigkeitserklärung und Übersicht verwendeter Hilfsmittel</text:h>
      <text:p text:style-name="P9"/>
      <text:p text:style-name="P9"/>
      <text:p text:style-name="P9"/>
      <text:p text:style-name="P9"/>
      <text:p text:style-name="P9"/>
      <text:h text:style-name="P10" text:outline-level="1">1 — Mögliche Hauptforschungsfragen</text:h>
      <text:list xml:id="list291374501870982567" text:style-name="L6">
        <text:list-item>
          <text:p text:style-name="P16">Wie variieren Inanspruchnahmeraten der Eingliederungshilfe nach §35a SGB VIII auf Kreisebene in Nordrhein-Westfalen?</text:p>
        </text:list-item>
        <text:list-item>
          <text:p text:style-name="P16">Welche sozio-ökonomischen, demographischen und versorgungsseitigen Faktoren erklären die regionale Variation der Inanspruchnahme?</text:p>
        </text:list-item>
        <text:list-item>
          <text:p text:style-name="P16">In welchem Ausmaß lassen sich Unterschiede durch Angebot (z. B. Leistungsanbieter, Personal) versus Bedarf (z. B. Armut, Familienstruktur) erklären?</text:p>
        </text:list-item>
        <text:list-item>
          <text:p text:style-name="P16"><text:soft-page-break/>Gibt es räumliche Abhängigkeiten (z. B. benachbarte Kreise beeinflussen einander) in der Verteilung der Inanspruchnahme?</text:p>
        </text:list-item>
      </text:list>
      <text:h text:style-name="Heading_20_1" text:outline-level="1" text:is-list-header="true">2 — Konkrete Hypothesen (Beispiele)</text:h>
      <text:list xml:id="list9166420539642063631" text:style-name="L7">
        <text:list-item>
          <text:p text:style-name="P17">H1: Kreise mit höherer Kinderarmutsquote weisen höhere Inanspruchnahmeraten von §35a auf.</text:p>
        </text:list-item>
        <text:list-item>
          <text:p text:style-name="P17">H2: Höhere Arbeitslosenquoten sind positiv mit der Inanspruchnahme verbunden.</text:p>
        </text:list-item>
        <text:list-item>
          <text:p text:style-name="P17">H3: Größerer Angebotsbestand (Anzahl von Trägern/Plätzen je Kind) erhöht die gemessene Inanspruchnahme (Versorgungsinduzierte Nachfrage-Hypothese).</text:p>
        </text:list-item>
        <text:list-item>
          <text:p text:style-name="P17">H4: Ländliche Kreise haben niedrigere gemeldete Raten (untererfassungs-/Zugangsproblem).</text:p>
        </text:list-item>
      </text:list>
      <text:h text:style-name="Heading_20_1" text:outline-level="1" text:is-list-header="true">6 — Methodik </text:h>
      <text:list xml:id="list8373023036348201114" text:style-name="L8">
        <text:list-item>
          <text:p text:style-name="P18"><text:span text:style-name="Strong_20_Emphasis">Deskriptive Analyse</text:span>: Karten (Choroplethen), Boxplots, Trendplots (falls Zeitreihe).</text:p>
        </text:list-item>
        <text:list-item>
          <text:p text:style-name="P18"><text:span text:style-name="Strong_20_Emphasis">Bivariate Analyse</text:span>: Korrelationen, Scatterplots mit Fit-Linien.</text:p>
        </text:list-item>
        <text:list-item>
          <text:p text:style-name="P18"><text:span text:style-name="Strong_20_Emphasis">Regression</text:span>:</text:p>
          <text:list>
            <text:list-item>
              <text:p text:style-name="P18">OLS auf Raten (mit Robust SE; prüfen auf Heteroskedastizität).</text:p>
            </text:list-item>
            <text:list-item>
              <text:p text:style-name="P18"><text:span text:style-name="Strong_20_Emphasis">Count-Modelle</text:span> (Poisson oder Negative Binomial) wenn du absolute Fallzahlen benutzt.</text:p>
            </text:list-item>
            <text:list-item>
              <text:p text:style-name="P18"><text:span text:style-name="Strong_20_Emphasis">Log-Transformation</text:span> der abhängigen Variable, falls schiefe Verteilung.</text:p>
            </text:list-item>
          </text:list>
        </text:list-item>
        <text:list-item>
          <text:p text:style-name="P18"><text:span text:style-name="Strong_20_Emphasis">Räumliche Ökonometrie</text:span>:</text:p>
          <text:list>
            <text:list-item>
              <text:p text:style-name="P18">Test auf räumliche Autokorrelation (Moran’s I).</text:p>
            </text:list-item>
            <text:list-item>
              <text:p text:style-name="P18">Falls nötig: Spatial Lag Model oder Spatial Error Model.</text:p>
            </text:list-item>
          </text:list>
        </text:list-item>
        <text:list-item>
          <text:p text:style-name="P18"><text:span text:style-name="Strong_20_Emphasis">Multilevel / Hierarchische Modelle</text:span>: falls Daten auf mehreren Ebenen (Kreise innerhalb Regierungsbezirke) sinnvoll.</text:p>
        </text:list-item>
        <text:list-item>
          <text:p text:style-name="P18"><text:span text:style-name="Strong_20_Emphasis">Endogenitätsüberlegungen</text:span>: z. B. Angebot kann Nachfrage beeinflussen — Instrumentvariablen (IV) sind schwer, aber denkbar (historische Bedarfe, strukturelle Zuweisungen).</text:p>
        </text:list-item>
        <text:list-item>
          <text:p text:style-name="P18"><text:span text:style-name="Strong_20_Emphasis">Robustheitschecks</text:span>: unterschiedliche Spezifikationen, Subgruppenanalysen (städtisch vs. ländlich), Entfernen von Ausreißern.</text:p>
        </text:list-item>
      </text:list>
      <text:h text:style-name="Heading_20_1" text:outline-level="1" text:is-list-header="true">7 — Diagnostics / Qualitätssicherung</text:h>
      <text:list xml:id="list8396483880860082726" text:style-name="L9">
        <text:list-item>
          <text:p text:style-name="P19">VIF für Multikollinearität.</text:p>
        </text:list-item>
        <text:list-item>
          <text:p text:style-name="P19">Residualplots, QQ-Plots (Normalität / Heteroskedastizität).</text:p>
        </text:list-item>
        <text:list-item>
          <text:p text:style-name="P19">Leverage / Cook’s D für einflussreiche Beobachtungen.</text:p>
        </text:list-item>
        <text:list-item>
          <text:p text:style-name="P19">Teste Modellannahmen (z. B. Overdispersion bei Count-Modellen).</text:p>
        </text:list-item>
        <text:list-item>
          <text:p text:style-name="P19">Kreuzvalidierung / Out-of-sample (wenn du mehr Daten hast).</text:p>
        </text:list-item>
      </text:list>
      <text:h text:style-name="Heading_20_1" text:outline-level="1" text:is-list-header="true"><text:soft-page-break/>8 — Visualisierungen (wichtig für Ergebnisse)</text:h>
      <text:list xml:id="list7253287303776904248" text:style-name="L10">
        <text:list-item>
          <text:p text:style-name="P20">Choroplethenkarte NRW (Kreise) der Inanspruchnahmeraten.</text:p>
        </text:list-item>
        <text:list-item>
          <text:p text:style-name="P20">Scatterplots: Rate vs. Kinderarmutsquote (mit Regressionslinie).</text:p>
        </text:list-item>
        <text:list-item>
          <text:p text:style-name="P20">Heatmap der Residuen (räumlich).</text:p>
        </text:list-item>
        <text:list-item>
          <text:p text:style-name="P20">Barplots der Top/Bottom-Kreise.</text:p>
        </text:list-item>
        <text:list-item>
          <text:p text:style-name="P20">Korrelationsmatrix als Heatmap.</text:p>
        </text:list-item>
      </text:list>
      <text:p text:style-name="P9"/>
      <text:p text:style-name="P9"/>
      <text:p text:style-name="P9">Rate_i = β0 + β1·Kinderarmut_i + β2·Arbeitslosigkeit_i + β3·Angebot_i + β4·Alleinerziehende_i + … + ε_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BoldMT" svg:font-family="Arial-BoldMT"/>
    <style:font-face style:name="OpenSymbol" svg:font-family="OpenSymbol"/>
    <style:font-face style:name="gg sans" svg:font-family="'gg sans', 'Noto Sans', 'Helvetica Neue', Helvetica, Arial, sans-serif"/>
    <style:font-face style:name="Arial2" svg:font-family="Arial"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13T11:02:10.12</meta:creation-date>
    <dc:date>2026-01-19T21:57:05.53</dc:date>
    <meta:editing-duration>PT22H50M46S</meta:editing-duration>
    <meta:editing-cycles>16</meta:editing-cycles>
    <meta:generator>OpenOffice/4.1.15$Win32 OpenOffice.org_project/4115m2$Build-9813</meta:generator>
    <meta:document-statistic meta:table-count="0" meta:image-count="1" meta:object-count="0" meta:page-count="8" meta:paragraph-count="132" meta:word-count="1315" meta:character-count="10472"/>
  </office:meta>
</office:document-meta>
</file>